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formula="oooc:=SUMPRODUCT([.B2:.B7];[.C2:.C7])" office:value-type="float" office:value="-1000">
            <text:p>-1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-(2*[.C2]-[.C3])" office:value-type="float" office:value="-0">
            <text:p>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ooc:=SUM([.C2:.C7])" office:value-type="float" office:value="1000">
            <text:p>1000</text:p>
          </table:table-cell>
          <table:table-cell office:value-type="string">
            <text:p>&lt;=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2">11/12/2006</text:date>, <text:time>17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12T17:39:14</meta:creation-date>
    <dc:date>2006-11-12T17:47:07</dc:date>
    <dc:language>en-US</dc:language>
    <meta:editing-cycles>8</meta:editing-cycles>
    <meta:editing-duration>PT7M53S</meta:editing-duration>
    <meta:user-defined meta:name="Info 1"/>
    <meta:user-defined meta:name="Info 2"/>
    <meta:user-defined meta:name="Info 3"/>
    <meta:user-defined meta:name="Info 4"/>
    <meta:user-defined meta:name="us.kohei.ooo.solver:model" meta:value-type="string">$Sheet1.$A$2,max,$Sheet1.$C$2:$C$7,$Sheet1.$E$2,&gt;=,$Sheet1.$G$2,$Sheet1.$E$3,&lt;=,$Sheet1.$G$3</meta:user-defined>
    <meta:document-statistic meta:table-count="3" meta:cell-count="19"/>
  </office:meta>
</office:document-meta>
</file>